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string" calcext:value-type="string">
            <text:p>user7 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D1]/[.K1]" office:value-type="float" office:value="0.215189873417721" calcext:value-type="float">
            <text:p>0.215189873417721</text:p>
          </table:table-cell>
          <table:table-cell table:formula="of:=[.E1]/[.K1]" office:value-type="float" office:value="0" calcext:value-type="float">
            <text:p>0</text:p>
          </table:table-cell>
          <table:table-cell table:formula="of:=[.F1]/[.K1]" office:value-type="float" office:value="0.253164556962025" calcext:value-type="float">
            <text:p>0.253164556962025</text:p>
          </table:table-cell>
          <table:table-cell table:formula="of:=[.G1]/[.K1]" office:value-type="float" office:value="0.0189873417721519" calcext:value-type="float">
            <text:p>0.018987341772152</text:p>
          </table:table-cell>
          <table:table-cell table:formula="of:=[.H1]/[.K1]" office:value-type="float" office:value="0.329113924050633" calcext:value-type="float">
            <text:p>0.329113924050633</text:p>
          </table:table-cell>
          <table:table-cell table:formula="of:=[.I1]/[.K1]" office:value-type="float" office:value="0.506329113924051" calcext:value-type="float">
            <text:p>0.506329113924051</text:p>
          </table:table-cell>
          <table:table-cell table:formula="of:=[.J1]/[.K1]" office:value-type="float" office:value="0.607594936708861" calcext:value-type="float">
            <text:p>0.6075949367088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9 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2]/[.K2]" office:value-type="float" office:value="0.330769230769231" calcext:value-type="float">
            <text:p>0.330769230769231</text:p>
          </table:table-cell>
          <table:table-cell table:formula="of:=[.E2]/[.K2]" office:value-type="float" office:value="0" calcext:value-type="float">
            <text:p>0</text:p>
          </table:table-cell>
          <table:table-cell table:formula="of:=[.F2]/[.K2]" office:value-type="float" office:value="0.369230769230769" calcext:value-type="float">
            <text:p>0.369230769230769</text:p>
          </table:table-cell>
          <table:table-cell table:formula="of:=[.G2]/[.K2]" office:value-type="float" office:value="0.0538461538461539" calcext:value-type="float">
            <text:p>0.053846153846154</text:p>
          </table:table-cell>
          <table:table-cell table:formula="of:=[.H2]/[.K2]" office:value-type="float" office:value="0.0923076923076923" calcext:value-type="float">
            <text:p>0.092307692307692</text:p>
          </table:table-cell>
          <table:table-cell table:formula="of:=[.I2]/[.K2]" office:value-type="float" office:value="0.330769230769231" calcext:value-type="float">
            <text:p>0.330769230769231</text:p>
          </table:table-cell>
          <table:table-cell table:formula="of:=[.J2]/[.K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12 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D3]/[.K3]" office:value-type="float" office:value="0.3875" calcext:value-type="float">
            <text:p>0.3875</text:p>
          </table:table-cell>
          <table:table-cell table:formula="of:=[.E3]/[.K3]" office:value-type="float" office:value="0.00833333333333333" calcext:value-type="float">
            <text:p>0.008333333333333</text:p>
          </table:table-cell>
          <table:table-cell table:formula="of:=[.F3]/[.K3]" office:value-type="float" office:value="0.154166666666667" calcext:value-type="float">
            <text:p>0.154166666666667</text:p>
          </table:table-cell>
          <table:table-cell table:formula="of:=[.G3]/[.K3]" office:value-type="float" office:value="0.025" calcext:value-type="float">
            <text:p>0.025</text:p>
          </table:table-cell>
          <table:table-cell table:formula="of:=[.H3]/[.K3]" office:value-type="float" office:value="0.429166666666667" calcext:value-type="float">
            <text:p>0.429166666666667</text:p>
          </table:table-cell>
          <table:table-cell table:formula="of:=[.I3]/[.K3]" office:value-type="float" office:value="0.366666666666667" calcext:value-type="float">
            <text:p>0.366666666666667</text:p>
          </table:table-cell>
          <table:table-cell table:formula="of:=[.J3]/[.K3]" office:value-type="float" office:value="0.0125" calcext:value-type="float">
            <text:p>0.0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15 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D4]/[.K4]" office:value-type="float" office:value="0.126482213438735" calcext:value-type="float">
            <text:p>0.126482213438735</text:p>
          </table:table-cell>
          <table:table-cell table:formula="of:=[.E4]/[.K4]" office:value-type="float" office:value="0.0118577075098814" calcext:value-type="float">
            <text:p>0.011857707509882</text:p>
          </table:table-cell>
          <table:table-cell table:formula="of:=[.F4]/[.K4]" office:value-type="float" office:value="0.233201581027668" calcext:value-type="float">
            <text:p>0.233201581027668</text:p>
          </table:table-cell>
          <table:table-cell table:formula="of:=[.G4]/[.K4]" office:value-type="float" office:value="0.00790513833992095" calcext:value-type="float">
            <text:p>0.007905138339921</text:p>
          </table:table-cell>
          <table:table-cell table:formula="of:=[.H4]/[.K4]" office:value-type="float" office:value="0.110671936758893" calcext:value-type="float">
            <text:p>0.110671936758893</text:p>
          </table:table-cell>
          <table:table-cell table:formula="of:=[.I4]/[.K4]" office:value-type="float" office:value="0.256916996047431" calcext:value-type="float">
            <text:p>0.256916996047431</text:p>
          </table:table-cell>
          <table:table-cell table:formula="of:=[.J4]/[.K4]" office:value-type="float" office:value="0.592885375494071" calcext:value-type="float">
            <text:p>0.592885375494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16 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D5]/[.K5]" office:value-type="float" office:value="0.333333333333333" calcext:value-type="float">
            <text:p>0.333333333333333</text:p>
          </table:table-cell>
          <table:table-cell table:formula="of:=[.E5]/[.K5]" office:value-type="float" office:value="0.0149253731343284" calcext:value-type="float">
            <text:p>0.014925373134328</text:p>
          </table:table-cell>
          <table:table-cell table:formula="of:=[.F5]/[.K5]" office:value-type="float" office:value="0.00497512437810945" calcext:value-type="float">
            <text:p>0.004975124378109</text:p>
          </table:table-cell>
          <table:table-cell table:formula="of:=[.G5]/[.K5]" office:value-type="float" office:value="0.00497512437810945" calcext:value-type="float">
            <text:p>0.004975124378109</text:p>
          </table:table-cell>
          <table:table-cell table:formula="of:=[.H5]/[.K5]" office:value-type="float" office:value="0.0199004975124378" calcext:value-type="float">
            <text:p>0.019900497512438</text:p>
          </table:table-cell>
          <table:table-cell table:formula="of:=[.I5]/[.K5]" office:value-type="float" office:value="0.263681592039801" calcext:value-type="float">
            <text:p>0.263681592039801</text:p>
          </table:table-cell>
          <table:table-cell table:formula="of:=[.J5]/[.K5]" office:value-type="float" office:value="0.0149253731343284" calcext:value-type="float">
            <text:p>0.014925373134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20 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6]/[.K6]" office:value-type="float" office:value="0.157894736842105" calcext:value-type="float">
            <text:p>0.157894736842105</text:p>
          </table:table-cell>
          <table:table-cell table:formula="of:=[.E6]/[.K6]" office:value-type="float" office:value="0.447368421052632" calcext:value-type="float">
            <text:p>0.447368421052632</text:p>
          </table:table-cell>
          <table:table-cell table:formula="of:=[.F6]/[.K6]" office:value-type="float" office:value="0.0350877192982456" calcext:value-type="float">
            <text:p>0.035087719298246</text:p>
          </table:table-cell>
          <table:table-cell table:formula="of:=[.G6]/[.K6]" office:value-type="float" office:value="0.0087719298245614" calcext:value-type="float">
            <text:p>0.008771929824561</text:p>
          </table:table-cell>
          <table:table-cell table:formula="of:=[.H6]/[.K6]" office:value-type="float" office:value="0" calcext:value-type="float">
            <text:p>0</text:p>
          </table:table-cell>
          <table:table-cell table:formula="of:=[.I6]/[.K6]" office:value-type="float" office:value="0.0175438596491228" calcext:value-type="float">
            <text:p>0.017543859649123</text:p>
          </table:table-cell>
          <table:table-cell table:formula="of:=[.J6]/[.K6]" office:value-type="float" office:value="0.0526315789473684" calcext:value-type="float">
            <text:p>0.052631578947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21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D7]/[.K7]" office:value-type="float" office:value="0" calcext:value-type="float">
            <text:p>0</text:p>
          </table:table-cell>
          <table:table-cell table:formula="of:=[.E7]/[.K7]" office:value-type="float" office:value="0.0330578512396694" calcext:value-type="float">
            <text:p>0.03305785123967</text:p>
          </table:table-cell>
          <table:table-cell table:formula="of:=[.F7]/[.K7]" office:value-type="float" office:value="0.429752066115703" calcext:value-type="float">
            <text:p>0.429752066115703</text:p>
          </table:table-cell>
          <table:table-cell table:formula="of:=[.G7]/[.K7]" office:value-type="float" office:value="0" calcext:value-type="float">
            <text:p>0</text:p>
          </table:table-cell>
          <table:table-cell table:formula="of:=[.H7]/[.K7]" office:value-type="float" office:value="0.0247933884297521" calcext:value-type="float">
            <text:p>0.024793388429752</text:p>
          </table:table-cell>
          <table:table-cell table:formula="of:=[.I7]/[.K7]" office:value-type="float" office:value="0" calcext:value-type="float">
            <text:p>0</text:p>
          </table:table-cell>
          <table:table-cell table:formula="of:=[.J7]/[.K7]" office:value-type="float" office:value="0.00826446280991736" calcext:value-type="float">
            <text:p>0.008264462809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23 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8]/[.K8]" office:value-type="float" office:value="0.28169014084507" calcext:value-type="float">
            <text:p>0.28169014084507</text:p>
          </table:table-cell>
          <table:table-cell table:formula="of:=[.E8]/[.K8]" office:value-type="float" office:value="0.535211267605634" calcext:value-type="float">
            <text:p>0.535211267605634</text:p>
          </table:table-cell>
          <table:table-cell table:formula="of:=[.F8]/[.K8]" office:value-type="float" office:value="0.0774647887323944" calcext:value-type="float">
            <text:p>0.077464788732394</text:p>
          </table:table-cell>
          <table:table-cell table:formula="of:=[.G8]/[.K8]" office:value-type="float" office:value="0.957746478873239" calcext:value-type="float">
            <text:p>0.957746478873239</text:p>
          </table:table-cell>
          <table:table-cell table:formula="of:=[.H8]/[.K8]" office:value-type="float" office:value="0.0140845070422535" calcext:value-type="float">
            <text:p>0.014084507042254</text:p>
          </table:table-cell>
          <table:table-cell table:formula="of:=[.I8]/[.K8]" office:value-type="float" office:value="0.0704225352112676" calcext:value-type="float">
            <text:p>0.070422535211268</text:p>
          </table:table-cell>
          <table:table-cell table:formula="of:=[.J8]/[.K8]" office:value-type="float" office:value="0.00704225352112676" calcext:value-type="float">
            <text:p>0.007042253521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29 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D9]/[.K9]" office:value-type="float" office:value="0.491935483870968" calcext:value-type="float">
            <text:p>0.491935483870968</text:p>
          </table:table-cell>
          <table:table-cell table:formula="of:=[.E9]/[.K9]" office:value-type="float" office:value="0.00806451612903226" calcext:value-type="float">
            <text:p>0.008064516129032</text:p>
          </table:table-cell>
          <table:table-cell table:formula="of:=[.F9]/[.K9]" office:value-type="float" office:value="0" calcext:value-type="float">
            <text:p>0</text:p>
          </table:table-cell>
          <table:table-cell table:formula="of:=[.G9]/[.K9]" office:value-type="float" office:value="0" calcext:value-type="float">
            <text:p>0</text:p>
          </table:table-cell>
          <table:table-cell table:formula="of:=[.H9]/[.K9]" office:value-type="float" office:value="0.0806451612903226" calcext:value-type="float">
            <text:p>0.080645161290323</text:p>
          </table:table-cell>
          <table:table-cell table:formula="of:=[.I9]/[.K9]" office:value-type="float" office:value="0.467741935483871" calcext:value-type="float">
            <text:p>0.467741935483871</text:p>
          </table:table-cell>
          <table:table-cell table:formula="of:=[.J9]/[.K9]" office:value-type="float" office:value="0.00806451612903226" calcext:value-type="float">
            <text:p>0.008064516129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35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D10]/[.K10]" office:value-type="float" office:value="0.0362694300518135" calcext:value-type="float">
            <text:p>0.036269430051814</text:p>
          </table:table-cell>
          <table:table-cell table:formula="of:=[.E10]/[.K10]" office:value-type="float" office:value="0.0155440414507772" calcext:value-type="float">
            <text:p>0.015544041450777</text:p>
          </table:table-cell>
          <table:table-cell table:formula="of:=[.F10]/[.K10]" office:value-type="float" office:value="0.435233160621762" calcext:value-type="float">
            <text:p>0.435233160621762</text:p>
          </table:table-cell>
          <table:table-cell table:formula="of:=[.G10]/[.K10]" office:value-type="float" office:value="0.0103626943005181" calcext:value-type="float">
            <text:p>0.010362694300518</text:p>
          </table:table-cell>
          <table:table-cell table:formula="of:=[.H10]/[.K10]" office:value-type="float" office:value="0.440414507772021" calcext:value-type="float">
            <text:p>0.440414507772021</text:p>
          </table:table-cell>
          <table:table-cell table:formula="of:=[.I10]/[.K10]" office:value-type="float" office:value="0.077720207253886" calcext:value-type="float">
            <text:p>0.077720207253886</text:p>
          </table:table-cell>
          <table:table-cell table:formula="of:=[.J10]/[.K10]" office:value-type="float" office:value="0.0103626943005181" calcext:value-type="float">
            <text:p>0.010362694300518</text:p>
          </table:table-cell>
        </table:table-row>
        <table:table-row table:style-name="ro1">
          <table:table-cell table:number-columns-repeated="12"/>
          <table:table-cell table:formula="of:=SUM([.M1:.M10])" office:value-type="float" office:value="2.36106444256898" calcext:value-type="float">
            <text:p>2.36106444256898</text:p>
          </table:table-cell>
          <table:table-cell table:formula="of:=SUM([.N1:.N10])" office:value-type="float" office:value="1.07436251145529" calcext:value-type="float">
            <text:p>1.07436251145529</text:p>
          </table:table-cell>
          <table:table-cell table:formula="of:=SUM([.O1:.O10])" office:value-type="float" office:value="1.99227643303334" calcext:value-type="float">
            <text:p>1.99227643303334</text:p>
          </table:table-cell>
          <table:table-cell table:formula="of:=SUM([.P1:.P10])" office:value-type="float" office:value="1.08759486133466" calcext:value-type="float">
            <text:p>1.08759486133466</text:p>
          </table:table-cell>
          <table:table-cell table:formula="of:=SUM([.Q1:.Q10])" office:value-type="float" office:value="1.54109828183067" calcext:value-type="float">
            <text:p>1.54109828183067</text:p>
          </table:table-cell>
          <table:table-cell table:formula="of:=SUM([.R1:.R10])" office:value-type="float" office:value="2.35779213704533" calcext:value-type="float">
            <text:p>2.35779213704533</text:p>
          </table:table-cell>
          <table:table-cell table:formula="of:=SUM([.S1:.S10])" office:value-type="float" office:value="1.31427119104522" calcext:value-type="float">
            <text:p>1.31427119104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7T23:40:25.488000000</meta:creation-date>
    <dc:date>2021-03-07T23:58:50.966000000</dc:date>
    <meta:editing-duration>PT8M15S</meta:editing-duration>
    <meta:editing-cycles>1</meta:editing-cycles>
    <meta:document-statistic meta:table-count="1" meta:cell-count="167" meta:object-count="0"/>
    <meta:generator>LibreOffice/6.4.7.2$Windows_X86_64 LibreOffice_project/639b8ac485750d5696d7590a72ef1b496725cfb5</meta:generator>
  </office:meta>
</office:document-meta>
</file>